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0ab0" officeooo:paragraph-rsid="00190a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Enny Dickens</text:p>
      <text:p text:style-name="P1"/>
      <text:p text:style-name="P1">My deepest apologies for our delay regarding you purchased items.</text:p>
      <text:p text:style-name="P1">We are extremely busy at the moment and have not been able to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1:38:19.138801080</meta:creation-date>
    <meta:generator>LibreOffice/5.1.6.2$Linux_X86_64 LibreOffice_project/10m0$Build-2</meta:generator>
    <dc:date>2017-05-17T11:43:47.234872865</dc:date>
    <meta:editing-duration>PT5M28S</meta:editing-duration>
    <meta:editing-cycles>1</meta:editing-cycles>
    <meta:document-statistic meta:table-count="0" meta:image-count="0" meta:object-count="0" meta:page-count="1" meta:paragraph-count="3" meta:word-count="26" meta:character-count="144" meta:non-whitespace-character-count="120"/>
  </office:meta>
</office:document-meta>
</file>